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6cm" fo:min-width="4.30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56cm" fo:min-width="5.056cm"/>
      <style:paragraph-properties style:writing-mode="lr-tb"/>
    </style:style>
    <style:style style:name="gr3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4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5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6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7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8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9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10" style:family="graphic" style:parent-style-name="objectwithoutfill">
      <style:graphic-properties draw:marker-end="Стили_20_стрелок_20_8" draw:marker-end-width="0.3cm" draw:fill="none" draw:textarea-vertical-align="middle"/>
    </style:style>
    <style:style style:name="gr11" style:family="graphic" style:parent-style-name="objectwithoutfill">
      <style:graphic-properties draw:marker-end="Стили_20_стрелок_20_9" draw:marker-end-width="0.3cm" draw:fill="none" draw:textarea-vertical-align="middle"/>
    </style:style>
    <style:style style:name="gr12" style:family="graphic" style:parent-style-name="objectwithoutfill">
      <style:graphic-properties draw:marker-end="Стили_20_стрелок_20_10" draw:marker-end-width="0.3cm" draw:fill="none" draw:textarea-vertical-align="middle"/>
    </style:style>
    <style:style style:name="gr13" style:family="graphic" style:parent-style-name="objectwithoutfill">
      <style:graphic-properties draw:marker-end="Стили_20_стрелок_20_11" draw:marker-end-width="0.3cm" draw:fill="none" draw:textarea-vertical-align="middle"/>
    </style:style>
    <style:style style:name="gr14" style:family="graphic" style:parent-style-name="objectwithoutfill">
      <style:graphic-properties draw:marker-end="Стили_20_стрелок_20_12" draw:marker-end-width="0.3cm" draw:fill="none" draw:textarea-vertical-align="middle"/>
    </style:style>
    <style:style style:name="gr15" style:family="graphic" style:parent-style-name="objectwithoutfill">
      <style:graphic-properties draw:marker-end="Стили_20_стрелок_20_13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5cm" svg:height="2cm" svg:x="33cm" svg:y="5.25cm">
          <text:p text:style-name="P1">Университет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2cm" svg:x="18.75cm" svg:y="14cm">
          <text:p text:style-name="P1">Отдел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2cm" svg:x="10cm" svg:y="19.05cm">
          <text:p text:style-name="P1">Люд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75cm" svg:height="2cm" svg:x="2.75cm" svg:y="26.6cm">
          <text:p text:style-name="P1">Преподавател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75cm" svg:height="2cm" svg:x="9.5cm" svg:y="26.7cm">
          <text:p text:style-name="P1">Студент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75cm" svg:height="2cm" svg:x="16.75cm" svg:y="26.75cm">
          <text:p text:style-name="P1">Др. сотрудник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2cm" svg:x="27.5cm" svg:y="18.7cm">
          <text:p text:style-name="P1">Помещение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2cm" svg:x="27.5cm" svg:y="26.7cm">
          <text:p text:style-name="P1">Оборудование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2cm" svg:x="39.4cm" svg:y="14.2cm">
          <text:p text:style-name="P1">Расписание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2cm" svg:x="39.55cm" svg:y="26.45cm">
          <text:p text:style-name="P1">Занятие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2cm" svg:x="51.5cm" svg:y="19cm">
          <text:p text:style-name="P1">Учебный план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2cm" svg:x="51.25cm" svg:y="14.2cm">
          <text:p text:style-name="P1">Специальност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2cm" svg:x="51.5cm" svg:y="26.5cm">
          <text:p text:style-name="P1">Дисциплин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33.5cm" svg:y1="7.25cm" svg:x2="21.25cm" svg:y2="14cm">
          <text:p/>
        </draw:line>
        <draw:line draw:style-name="gr4" draw:text-style-name="P2" draw:layer="layout" svg:x1="19.5cm" svg:y1="16cm" svg:x2="12.5cm" svg:y2="19cm">
          <text:p/>
        </draw:line>
        <draw:line draw:style-name="gr5" draw:text-style-name="P2" draw:layer="layout" svg:x1="22.25cm" svg:y1="16cm" svg:x2="30cm" svg:y2="18.75cm">
          <text:p/>
        </draw:line>
        <draw:line draw:style-name="gr6" draw:text-style-name="P2" draw:layer="layout" svg:x1="10.75cm" svg:y1="21.05cm" svg:x2="5.5cm" svg:y2="26.5cm">
          <text:p/>
        </draw:line>
        <draw:line draw:style-name="gr7" draw:text-style-name="P2" draw:layer="layout" svg:x1="12.5cm" svg:y1="21.05cm" svg:x2="12.5cm" svg:y2="22.75cm">
          <text:p/>
        </draw:line>
        <draw:line draw:style-name="gr8" draw:text-style-name="P2" draw:layer="layout" svg:x1="14.75cm" svg:y1="21.05cm" svg:x2="19.75cm" svg:y2="26.75cm">
          <text:p/>
        </draw:line>
        <draw:line draw:style-name="gr9" draw:text-style-name="P2" draw:layer="layout" svg:x1="30cm" svg:y1="20.75cm" svg:x2="30cm" svg:y2="26.75cm">
          <text:p/>
        </draw:line>
        <draw:line draw:style-name="gr10" draw:text-style-name="P2" draw:layer="layout" svg:x1="35.5cm" svg:y1="7.25cm" svg:x2="42cm" svg:y2="14.25cm">
          <text:p/>
        </draw:line>
        <draw:line draw:style-name="gr11" draw:text-style-name="P2" draw:layer="layout" svg:x1="42cm" svg:y1="16.25cm" svg:x2="42cm" svg:y2="26.5cm">
          <text:p/>
        </draw:line>
        <draw:line draw:style-name="gr12" draw:text-style-name="P2" draw:layer="layout" svg:x1="37.25cm" svg:y1="7.25cm" svg:x2="53.75cm" svg:y2="14.25cm">
          <text:p/>
        </draw:line>
        <draw:line draw:style-name="gr13" draw:text-style-name="P2" draw:layer="layout" svg:x1="53.85cm" svg:y1="16.25cm" svg:x2="53.85cm" svg:y2="19cm">
          <text:p/>
        </draw:line>
        <draw:line draw:style-name="gr14" draw:text-style-name="P2" draw:layer="layout" svg:x1="54cm" svg:y1="21cm" svg:x2="54cm" svg:y2="26.5cm">
          <text:p/>
        </draw:line>
        <draw:custom-shape draw:style-name="gr2" draw:text-style-name="P1" draw:layer="layout" svg:width="5.75cm" svg:height="2cm" svg:x="9.5cm" svg:y="22.75cm">
          <text:p text:style-name="P1">Студенческие</text:p>
          <text:p text:style-name="P1">групп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2" draw:layer="layout" svg:x1="12.5cm" svg:y1="24.75cm" svg:x2="12.5cm" svg:y2="26.7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5T12:12:25.468000000</meta:creation-date>
    <dc:date>2021-07-05T12:56:51.057000000</dc:date>
    <meta:editing-duration>PT34M11S</meta:editing-duration>
    <meta:editing-cycles>7</meta:editing-cycles>
    <meta:generator>LibreOffice/7.1.2.2$Windows_X86_64 LibreOffice_project/8a45595d069ef5570103caea1b71cc9d82b2aae4</meta:generator>
    <meta:document-statistic meta:object-count="27"/>
  </office:meta>
</office:document-meta>
</file>